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193cm" svg:height="4.165cm" draw:transform="rotate (-1.57533418285008) translate (7.1164569204133cm 5.22971636334011cm)" svg:viewBox="0 0 1194 4166" svg:d="M1194 4075c-55-216-208-1352-252-1711-44-360-131-1843-123-1987 0-123-865-659-817-185 50 475 163 1664 217 2127 55 463 130 1371 170 1657 41 285 815 188 805 99z">
          <text:p/>
        </draw:path>
        <draw:path draw:style-name="gr1" draw:text-style-name="P1" draw:layer="layout" svg:width="0.902cm" svg:height="0.661cm" draw:transform="rotate (-2.15687788961459) translate (7.3357911453987cm 5.3857947751291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2579114539869cm 5.7449614417958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5.4774578120657cm 4.3557947751291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5.4774578120657cm 6.706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49:53.115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